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14.986cm" svg:height="2.54cm" svg:x="3.159cm" svg:y="18.145cm">
          <text:p text:style-name="P1">Nuxeo Services &amp; 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4.986cm" svg:height="2.54cm" svg:x="3.159cm" svg:y="15.245cm">
          <text:p text:style-name="P1">Nuxeo Web Comm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4.986cm" svg:height="2.54cm" svg:x="3.159cm" svg:y="12.345cm">
          <text:p text:style-name="P1">Layouts, URLs, Page Providers,</text:p>
          <text:p text:style-name="P1">Directories, Actions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239cm" svg:height="2.54cm" svg:x="3.159cm" svg:y="9.445cm">
          <text:p text:style-name="P1">JSF/Seam U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239cm" svg:height="2.54cm" svg:x="10.66cm" svg:y="9.445cm">
          <text:p text:style-name="P1">Webengine/JAX-RS U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239cm" svg:height="2.54cm" svg:x="3.159cm" svg:y="6.545cm">
          <text:p text:style-name="P1">Content Views</text:p>
          <text:p text:style-name="P1">Web 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239cm" svg:height="2.54cm" svg:x="10.66cm" svg:y="6.545cm">
          <text:p text:style-name="P1">Automation 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ahide </meta:initial-creator>
    <meta:creation-date>2013-06-26T13:59:41</meta:creation-date>
    <dc:date>2013-06-26T14:05:16</dc:date>
    <dc:creator>anahide </dc:creator>
    <meta:editing-duration>PT5M35S</meta:editing-duration>
    <meta:editing-cycles>1</meta:editing-cycles>
    <meta:document-statistic meta:object-count="7"/>
    <meta:generator>LibreOffice/3.4$Unix LibreOffice_project/340m1$Build-402</meta:generator>
  </office:meta>
</office:document-meta>
</file>